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1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71cm" table:align="left"/>
    </style:style>
    <style:style style:name="Table1.A" style:family="table-column">
      <style:table-column-properties style:column-width="13.944cm"/>
    </style:style>
    <style:style style:name="Table1.B" style:family="table-column">
      <style:table-column-properties style:column-width="5.027cm"/>
    </style:style>
    <style:style style:name="Table1.A1" style:family="table-cell">
      <style:table-cell-properties fo:padding="0.097cm" fo:border="1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b94" officeooo:paragraph-rsid="0044e43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208b94" officeooo:paragraph-rsid="0044e43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208b94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font-style="normal" fo:text-shadow="none" style:text-underline-style="none" fo:font-weight="bold" officeooo:paragraph-rsid="00208b94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bold" officeooo:rsid="00356ce3" officeooo:paragraph-rsid="00356ce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1" fo:font-size="10pt" fo:font-style="normal" fo:text-shadow="none" style:text-underline-style="none" fo:font-weight="bold" officeooo:paragraph-rsid="003da33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Arial" fo:font-size="24pt" fo:font-weight="bold" officeooo:paragraph-rsid="002020c4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3d2802" officeooo:paragraph-rsid="003da33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356ce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bold" officeooo:rsid="0026673e" officeooo:paragraph-rsid="0026673e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91b8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officeooo:rsid="002589f6"/>
    </style:style>
    <style:style style:name="T6" style:family="text">
      <style:text-properties officeooo:rsid="003db828"/>
    </style:style>
    <style:style style:name="T7" style:family="text">
      <style:text-properties officeooo:rsid="003e22d2"/>
    </style:style>
    <style:style style:name="T8" style:family="text">
      <style:text-properties officeooo:rsid="00412717"/>
    </style:style>
    <style:style style:name="T9" style:family="text">
      <style:text-properties fo:color="#dc2300" fo:font-size="14pt" officeooo:rsid="0041271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#if($sePuedeImprimir)</text:text-input></text:p>
      <text:p text:style-name="P1"><text:s text:c="12"/><text:tab/><text:span text:style-name="T1">EXPTE. <text:s/></text:span><text:span text:style-name="T2">6550 </text:span><text:span text:style-name="T2"><text:text-input text:description="$expediente">$expediente</text:text-input></text:span></text:p>
      <text:p text:style-name="P9"><text:span text:style-name="T3"><text:tab/></text:span><text:span text:style-name="T4">ASUNTO: </text:span><text:span text:style-name="T4"><text:text-input text:description="$asunto">$asunto</text:text-input></text:span></text:p>
      <text:p text:style-name="P4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>CONTABILIDAD PRESUPU<text:span text:style-name="T5">E</text:span>STARI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AFECTACIONES <text:span text:style-name="T6"><text:s/></text:span><text:span text:style-name="T7">DEFINITIVA</text:span></text:p>
          </table:table-cell>
          <table:covered-table-cell/>
        </table:table-row>
        <table:table-row>
          <table:table-cell table:style-name="Table1.A3" office:value-type="string">
            <text:p text:style-name="P11">Codigo Cuenta</text:p>
          </table:table-cell>
          <table:table-cell table:style-name="Table1.A2" office:value-type="string">
            <text:p text:style-name="P12">IMPORTE</text:p>
          </table:table-cell>
        </table:table-row>
        <table:table-row>
          <table:table-cell table:style-name="Table1.A3" office:value-type="string">
            <text:p text:style-name="P12"><text:text-input text:description="$listado.Codigo">$listado.Codigo</text:text-input></text:p>
          </table:table-cell>
          <table:table-cell table:style-name="Table1.A2" office:value-type="string">
            <text:p text:style-name="P14"><text:text-input text:description="$listado.Total">$listado.Total</text:text-input></text:p>
          </table:table-cell>
        </table:table-row>
      </table:table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Observaciones:</text:p>
          </table:table-cell>
        </table:table-row>
      </table:table>
      <text:p text:style-name="P3"/>
      <text:p text:style-name="P6"/>
      <text:p text:style-name="P6"/>
      <text:p text:style-name="P6"/>
      <text:p text:style-name="P2">FIRMA</text:p>
      <text:p text:style-name="P3"><text:text-input text:description="">#else</text:text-input></text:p>
      <text:p text:style-name="P2"><text:tab/><text:tab/><text:span text:style-name="T9">La orden debe estar en Estado Aprobado.</text:span><text:span text:style-name="T8"> </text:span></text:p>
      <text:p text:style-name="P3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Arial1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14-11-21T08:20:21</dc:date>
    <meta:editing-duration>P1DT12H27M46S</meta:editing-duration>
    <meta:editing-cycles>93</meta:editing-cycles>
    <meta:generator>LibreOffice/3.6$Linux_x86 LibreOffice_project/360m1$Build-2</meta:generator>
    <dc:creator>marce </dc:creator>
    <meta:document-statistic meta:table-count="2" meta:image-count="0" meta:object-count="0" meta:page-count="1" meta:paragraph-count="14" meta:word-count="26" meta:character-count="244" meta:non-whitespace-character-count="213"/>
  </office:meta>
</office:document-meta>
</file>